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s/>What is Github and what is Git (and how are they different)</text:span></text:p>
      <text:p text:style-name="P1"><text:span text:style-name="T1">Git is a folder that tracks changes<text:s text:c="2"/></text:span></text:p>
      <text:p text:style-name="P1"><text:span text:style-name="T1">Github uses the code from Git which can be distributed as repositories. </text:span></text:p>
      <text:p text:style-name="P1"><text:span text:style-name="T1">What is a repo and why is it different<text:s text:c="2"/>from a folder</text:span></text:p>
      <text:p text:style-name="P1"><text:span text:style-name="T1">A folder can store files from a computer whereas a repo also stores files but has software packages where </text:span></text:p>
      <text:p text:style-name="P1"><text:span text:style-name="T1">The difference between local, remote, origin</text:span></text:p>
      <text:p text:style-name="P1"><text:span text:style-name="T1">Origin and remote are practically the same thing. So the example I would use is that the 501 HAS github that Dr. Condon created would be the origin and our accounts connecting to that one are local. </text:span></text:p>
      <text:p text:style-name="P1"><text:span text:style-name="T1">Ways to get your own version of a repo and how they are different (Clone, Fork)</text:span></text:p>
      <text:p text:style-name="P1"><text:span text:style-name="T1">Cloning takes all the source files and puts them onto your computer.</text:span></text:p>
      <text:p text:style-name="P1"><text:span text:style-name="T1">Forking can take someone else’s project as a starting point for your own. This does not require a request and will be a clone of the repo. </text:span></text:p>
      <text:p text:style-name="P1"><text:span text:style-name="T1">How to add changes to your repo: Staging, committing and pushing</text:span></text:p>
      <text:p text:style-name="P1"><text:span text:style-name="T1">Staging = staging is the prepping and shows the changes that the user would like to make. </text:span></text:p>
      <text:p text:style-name="P1"><text:span text:style-name="T1">Committing = Moves the changes through onto the repo.</text:span></text:p>
      <text:p text:style-name="P1"><text:span text:style-name="T1">Pushing = is basically uploading the committed changes onto the origin </text:span></text:p>
      <text:p text:style-name="P1"><text:span text:style-name="T1">How to get the latest remote changes locally: Pulling and fetching</text:span></text:p>
      <text:p text:style-name="P1"><text:span text:style-name="T1">Fetching = gets other repos or work done by other people and without merging changes onto your own branch</text:span></text:p>
      <text:p text:style-name="P1"><text:span text:style-name="T1">Pulling = similar to downloading repos or work done by other people. However, this will merge changes onto your own branch. </text:span></text:p>
      <text:p text:style-name="P1"><text:span text:style-name="T1">Branches<text:s/></text:span><text:span text:style-name="T2">– what are they are and why we use them</text:span></text:p>
      <text:p text:style-name="P1"><text:span text:style-name="T2">This can be used to continue to do work without saving changes to the main line.</text:span></text:p>
      <text:p text:style-name="P1"><text:span text:style-name="T2">This is really helpful for testing code out and if there are errors, the user can just delete the branch without affecting the original code.</text:span></text:p>
      <text:p text:style-name="P1"><text:span text:style-name="T2">What is a pull request and why would we use it</text:span></text:p>
      <text:p text:style-name="P1"><text:span text:style-name="T2">A pull request is important because there can be multiple people working off of the same source code. The pull request shows the changes that someone has made to make sure that everyone is okay with the changes to be committed. </text:span></text:p>
      <text:p text:style-name="P1"><text:span text:style-name="T2">It gives an opportunity to get feedback from other people about the code that the user wants to merge.<text:s/></text:span><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